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712cm" fo:margin-left="0cm" fo:margin-right="-0.012cm" table:align="margins"/>
    </style:style>
    <style:style style:name="Таблица1.A" style:family="table-column">
      <style:table-column-properties style:column-width="1cm" style:rel-column-width="2365*"/>
    </style:style>
    <style:style style:name="Таблица1.B" style:family="table-column">
      <style:table-column-properties style:column-width="2.482cm" style:rel-column-width="5868*"/>
    </style:style>
    <style:style style:name="Таблица1.C" style:family="table-column">
      <style:table-column-properties style:column-width="2.478cm" style:rel-column-width="5860*"/>
    </style:style>
    <style:style style:name="Таблица1.D" style:family="table-column">
      <style:table-column-properties style:column-width="3.35cm" style:rel-column-width="7921*"/>
    </style:style>
    <style:style style:name="Таблица1.F" style:family="table-column">
      <style:table-column-properties style:column-width="2.697cm" style:rel-column-width="6377*"/>
    </style:style>
    <style:style style:name="Таблица1.G" style:family="table-column">
      <style:table-column-properties style:column-width="3.397cm" style:rel-column-width="8033*"/>
    </style:style>
    <style:style style:name="Таблица1.H" style:family="table-column">
      <style:table-column-properties style:column-width="3.092cm" style:rel-column-width="7312*"/>
    </style:style>
    <style:style style:name="Таблица1.I" style:family="table-column">
      <style:table-column-properties style:column-width="1.977cm" style:rel-column-width="4676*"/>
    </style:style>
    <style:style style:name="Таблица1.J" style:family="table-column">
      <style:table-column-properties style:column-width="1.61cm" style:rel-column-width="3808*"/>
    </style:style>
    <style:style style:name="Таблица1.K" style:family="table-column">
      <style:table-column-properties style:column-width="2.305cm" style:rel-column-width="5451*"/>
    </style:style>
    <style:style style:name="Таблица1.L" style:family="table-column">
      <style:table-column-properties style:column-width="2.325cm" style:rel-column-width="54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L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L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ode 128" fo:font-size="28pt" style:font-size-asian="28pt" style:font-size-complex="28pt"/>
    </style:style>
    <style:style style:name="P9" style:family="paragraph" style:parent-style-name="Standard">
      <style:text-properties fo:language="en" fo:country="US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etter-spacing="0.071cm" fo:font-weight="bold" style:font-weight-asian="bold" style:font-weight-complex="bold"/>
    </style:style>
    <style:style style:name="T3" style:family="text">
      <style:text-properties fo:font-variant="normal" fo:text-transform="none" fo:color="#010101" fo:letter-spacing="normal" fo:language="en" fo:country="US" fo:font-style="normal" fo:font-weight="normal"/>
    </style:style>
    <style:style style:name="T4" style:family="text">
      <style:text-properties fo:font-variant="normal" fo:text-transform="none" fo:color="#010101" fo:letter-spacing="normal" fo:font-style="normal" fo:font-weight="normal"/>
    </style:style>
    <style:style style:name="T5" style:family="text">
      <style:text-properties fo:font-variant="normal" fo:text-transform="none" fo:color="#010101" style:font-name="Arial" fo:letter-spacing="normal" fo:language="en" fo:country="US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fo:background-color="#ffffff"/>
    </style:style>
    <style:style style:name="T8" style:family="text">
      <style:text-properties fo:language="ru" fo:country="RU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xml:id="ct96183016" text:id="ct96183016">
          <text:insertion>
            <office:change-info>
              <dc:creator>&lt;анонимный&gt;</dc:creator>
              <dc:date>2013-03-04T12:24:00</dc:date>
            </office:change-info>
          </text:insertion>
        </text:changed-region>
        <text:changed-region xml:id="ct249198688" text:id="ct249198688">
          <text:insertion>
            <office:change-info>
              <dc:creator>&lt;анонимный&gt;</dc:creator>
              <dc:date>2013-03-04T12:23:00</dc:date>
            </office:change-info>
          </text:insertion>
        </text:changed-region>
        <text:changed-region xml:id="ct249198792" text:id="ct249198792">
          <text:insertion>
            <office:change-info>
              <dc:creator>&lt;анонимный&gt;</dc:creator>
              <dc:date>2013-03-04T12:40:00</dc:date>
            </office:change-info>
          </text:insertion>
        </text:changed-region>
        <text:changed-region xml:id="ct249198896" text:id="ct249198896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  <text:changed-region xml:id="ct249199000" text:id="ct249199000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xml:id="ct249199104" text:id="ct249199104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xml:id="ct249199208" text:id="ct249199208">
          <text:insertion>
            <office:change-info>
              <dc:creator>&lt;анонимный&gt;</dc:creator>
              <dc:date>2013-03-04T15:20:00</dc:date>
            </office:change-info>
          </text:insertion>
        </text:changed-region>
        <text:changed-region xml:id="ct249199312" text:id="ct249199312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xml:id="ct249199416" text:id="ct249199416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xml:id="ct249199520" text:id="ct249199520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xml:id="ct249199624" text:id="ct249199624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xml:id="ct249199728" text:id="ct249199728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xml:id="ct249199832" text:id="ct249199832">
          <text:insertion>
            <office:change-info>
              <dc:creator>&lt;анонимный&gt;</dc:creator>
              <dc:date>2013-05-14T13:54:00</dc:date>
            </office:change-info>
          </text:insertion>
        </text:changed-region>
        <text:changed-region xml:id="ct249200040" text:id="ct249200040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2">ЖУРНАЛ</text:span><text:line-break/>выполнения работ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>
            <table:table-cell table:style-name="Таблица1.A1" office:value-type="string">
              <text:p text:style-name="P5">№</text:p>
            </table:table-cell>
            <table:table-cell table:style-name="Таблица1.A1" office:value-type="string">
              <text:p text:style-name="P5">Дата и время</text:p>
            </table:table-cell>
            <table:table-cell table:style-name="Таблица1.A1" office:value-type="string">
              <text:p text:style-name="P5">Отделение/</text:p>
              <text:p text:style-name="P5">Койка</text:p>
            </table:table-cell>
            <table:table-cell table:style-name="Таблица1.A1" office:value-type="string">
              <text:p text:style-name="P5">ФИО пациента</text:p>
            </table:table-cell>
            <table:table-cell table:style-name="Таблица1.A1" office:value-type="string">
              <text:p text:style-name="P5">Пол</text:p>
            </table:table-cell>
            <table:table-cell table:style-name="Таблица1.A1" office:value-type="string">
              <text:p text:style-name="P5">Дата рожд.</text:p>
            </table:table-cell>
            <table:table-cell table:style-name="Таблица1.A1" office:value-type="string">
              <text:p text:style-name="P5">Исследование</text:p>
            </table:table-cell>
            <table:table-cell table:style-name="Таблица1.A1" office:value-type="string">
              <text:p text:style-name="P5"><text:span text:style-name="T8">Б</text:span>иоматериал</text:p>
            </table:table-cell>
            <table:table-cell table:style-name="Таблица1.A1" office:value-type="string">
              <text:p text:style-name="P5">Тип тары</text:p>
            </table:table-cell>
            <table:table-cell table:style-name="Таблица1.A1" office:value-type="string">
              <text:p text:style-name="P5">Отметка</text:p>
            </table:table-cell>
            <table:table-cell table:style-name="Таблица1.A1" office:value-type="string">
              <text:p text:style-name="P5">Примечание</text:p>
            </table:table-cell>
            <table:table-cell table:style-name="Таблица1.L1" office:value-type="string">
              <text:p text:style-name="P5">Штрих-код</text:p>
            </table:table-cell>
          </table:table-row>
          <table:table-row>
            <table:table-cell table:style-name="Таблица1.A2" office:value-type="float" office:value="1">
              <text:p text:style-name="P6">1</text:p>
            </table:table-cell>
            <table:table-cell table:style-name="Таблица1.A2" office:value-type="float" office:value="2">
              <text:p text:style-name="P6">2</text:p>
            </table:table-cell>
            <table:table-cell table:style-name="Таблица1.A2" office:value-type="float" office:value="3">
              <text:p text:style-name="P6">3</text:p>
            </table:table-cell>
            <table:table-cell table:style-name="Таблица1.A2" office:value-type="float" office:value="4">
              <text:p text:style-name="P6">4</text:p>
            </table:table-cell>
            <table:table-cell table:style-name="Таблица1.A2" office:value-type="float" office:value="5">
              <text:p text:style-name="P6">5</text:p>
            </table:table-cell>
            <table:table-cell table:style-name="Таблица1.A2" office:value-type="float" office:value="6">
              <text:p text:style-name="P6">6</text:p>
            </table:table-cell>
            <table:table-cell table:style-name="Таблица1.A2" office:value-type="float" office:value="7">
              <text:p text:style-name="P6">7</text:p>
            </table:table-cell>
            <table:table-cell table:style-name="Таблица1.A2" office:value-type="float" office:value="8">
              <text:p text:style-name="P6">8</text:p>
            </table:table-cell>
            <table:table-cell table:style-name="Таблица1.A2" office:value-type="float" office:value="9">
              <text:p text:style-name="P6">9</text:p>
            </table:table-cell>
            <table:table-cell table:style-name="Таблица1.A2" office:value-type="float" office:value="10">
              <text:p text:style-name="P6">10</text:p>
            </table:table-cell>
            <table:table-cell table:style-name="Таблица1.A2" office:value-type="float" office:value="11">
              <text:p text:style-name="P6">11</text:p>
            </table:table-cell>
            <table:table-cell table:style-name="Таблица1.L2" office:value-type="float" office:value="12">
              <text:p text:style-name="P6">12</text:p>
            </table:table-cell>
          </table:table-row>
        </table:table-header-rows>
        <table:table-row>
          <table:table-cell table:style-name="Таблица1.A3" office:value-type="string">
            <text:p text:style-name="P4"><text:change-start text:change-id="ct96183016"/><text:span text:style-name="T4"><office:annotation><dc:creator>&lt;анонимный&gt;</dc:creator><dc:date>2013-03-04T12:24:11.20</dc:date><text:p text:style-name="P10"><text:span text:style-name="T9">do row for job in data['jobs']</text:span></text:p></office:annotation></text:span><text:change-end text:change-id="ct96183016"/><text:change-start text:change-id="ct249198688"/><text:span text:style-name="T4">getData('</text:span><text:span text:style-name="T6">index</text:span><text:span text:style-name="T4">', job)</text:span><text:change-end text:change-id="ct249198688"/></text:p>
          </table:table-cell>
          <table:table-cell table:style-name="Таблица1.B3" office:value-type="string">
            <text:p text:style-name="P1"><text:change-start text:change-id="ct249198792"/><text:span text:style-name="T1">formatDateTime('</text:span><text:bookmark text:name="internal-source-marker_0.75543002132326369"/><text:span text:style-name="T1">jobTicketDate', job)</text:span><text:change-end text:change-id="ct249198792"/></text:p>
          </table:table-cell>
          <table:table-cell table:style-name="Таблица1.B3" office:value-type="string">
            <text:p text:style-name="P1"><text:change-start text:change-id="ct249198896"/><text:span text:style-name="T3">getData('</text:span><text:bookmark text:name="internal-source-marker_0.75543002132326368"/><text:span text:style-name="T7">orgStructure</text:span><text:span text:style-name="T3">', job)</text:span><text:change-end text:change-id="ct249198896"/></text:p>
          </table:table-cell>
          <table:table-cell table:style-name="Таблица1.B3" office:value-type="string">
            <text:p text:style-name="P1"><text:change-start text:change-id="ct249199000"/><text:span text:style-name="T1">getData('</text:span><text:bookmark text:name="internal-source-marker_0.7554300213232636"/><text:span text:style-name="T1">patientName.raw', job)</text:span><text:change-end text:change-id="ct249199000"/></text:p>
          </table:table-cell>
          <table:table-cell table:style-name="Таблица1.B3" office:value-type="string">
            <text:p text:style-name="P2"><text:change-start text:change-id="ct249199104"/><text:span text:style-name="T1">getData('</text:span><text:bookmark text:name="internal-source-marker_0.75543002132326361"/><text:span text:style-name="T1">patientSex', job)</text:span><text:change-end text:change-id="ct249199104"/></text:p>
          </table:table-cell>
          <table:table-cell table:style-name="Таблица1.B3" office:value-type="string">
            <text:p text:style-name="P4"><text:change-start text:change-id="ct249199208"/>formatDate('patientBirthDate', job)<text:change-end text:change-id="ct249199208"/></text:p>
          </table:table-cell>
          <table:table-cell table:style-name="Таблица1.B3" office:value-type="string">
            <text:p text:style-name="P1"><text:change-start text:change-id="ct249199312"/><text:span text:style-name="T1">getData('</text:span><text:bookmark text:name="internal-source-marker_0.75543002132326362"/><text:span text:style-name="T1">labTestName', job)</text:span><text:change-end text:change-id="ct249199312"/></text:p>
          </table:table-cell>
          <table:table-cell table:style-name="Таблица1.B3" office:value-type="string">
            <text:p text:style-name="P1"><text:change-start text:change-id="ct249199416"/><text:span text:style-name="T1">getData('</text:span><text:bookmark text:name="internal-source-marker_0.75543002132326363"/><text:span text:style-name="T1">tissueTypeName', job)</text:span><text:change-end text:change-id="ct249199416"/></text:p>
          </table:table-cell>
          <table:table-cell table:style-name="Таблица1.B3" office:value-type="string">
            <text:p text:style-name="P1"><text:change-start text:change-id="ct249199520"/><text:span text:style-name="T1">getData('</text:span><text:bookmark text:name="internal-source-marker_0.75543002132326364"/><text:span text:style-name="T1">tubeTypeName', job)</text:span><text:change-end text:change-id="ct249199520"/></text:p>
          </table:table-cell>
          <table:table-cell table:style-name="Таблица1.B3" office:value-type="string">
            <text:p text:style-name="P1"><text:change-start text:change-id="ct249199624"/><text:span text:style-name="T3">getData('</text:span><text:bookmark text:name="internal-source-marker_0.75543002132326365"/><text:span text:style-name="T7">jobTicketLabel</text:span><text:span text:style-name="T3">', job)</text:span><text:change-end text:change-id="ct249199624"/></text:p>
          </table:table-cell>
          <table:table-cell table:style-name="Таблица1.B3" office:value-type="string">
            <text:p text:style-name="P1"><text:change-start text:change-id="ct249199728"/><text:span text:style-name="T3">getData('</text:span><text:bookmark text:name="internal-source-marker_0.75543002132326366"/><text:span text:style-name="T7">jobTicketNote</text:span><text:span text:style-name="T3">', job)</text:span><text:change-end text:change-id="ct249199728"/></text:p>
          </table:table-cell>
          <table:table-cell table:style-name="Таблица1.L3" office:value-type="string">
            <text:p text:style-name="P8"><text:change-start text:change-id="ct249199832"/><text:span text:style-name="T3">getBarcode128('</text:span><text:bookmark text:name="internal-source-marker_0.7554300213232636711"/><text:span text:style-name="T3">takenTissueJournalId', job)</text:span><text:change-end text:change-id="ct249199832"/></text:p>
            <text:p text:style-name="P2"><text:change-start text:change-id="ct249200040"/><text:span text:style-name="T3">getData('</text:span><text:bookmark text:name="internal-source-marker_0.75543002132326367"/><text:span text:style-name="T7">takenTissueJournalId</text:span><text:span text:style-name="T3">', job)</text:span><text:change-end text:change-id="ct249200040"/></text:p>
          </table:table-cell>
        </table:table-row>
      </table:table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5-14T16:33:21.10</dc:date>
    <meta:editing-duration>PT4H31M34S</meta:editing-duration>
    <meta:editing-cycles>48</meta:editing-cycles>
    <meta:document-statistic meta:table-count="1" meta:image-count="0" meta:object-count="0" meta:page-count="1" meta:paragraph-count="39" meta:word-count="60" meta:character-count="548"/>
  </office:meta>
</office:document-meta>
</file>